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5cm" fo:min-width="5.9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stroke="none" svg:stroke-color="#000000" draw:fill="none" draw:fill-color="#ffffff" fo:min-height="1.326cm"/>
    </style:style>
    <style:style style:name="gr6" style:family="graphic" style:parent-style-name="standard">
      <style:graphic-properties draw:stroke="none" svg:stroke-color="#000000" draw:fill="none" draw:fill-color="#ffffff" fo:min-height="1.157cm"/>
    </style:style>
    <style:style style:name="gr7" style:family="graphic" style:parent-style-name="standard">
      <style:graphic-properties svg:stroke-color="#99ff66" draw:fill-color="#00cc00" draw:textarea-horizontal-align="justify" draw:textarea-vertical-align="middle" draw:auto-grow-height="false" fo:min-height="0.246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loext:graphic-properties draw:fill="none" draw:fill-color="#ffffff"/>
      <style:text-properties style:font-name="Noto Mono2" fo:font-size="28pt" style:font-size-asian="18pt" style:font-size-complex="18pt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 fo:font-size="28pt" style:font-size-asian="18pt" style:font-size-complex="18pt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4" draw:id="id4" draw:layer="layout" svg:width="6.4cm" svg:height="5.9cm" svg:x="9.775cm" svg:y="4.17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6cm" svg:height="2.2cm" svg:x="11.425cm" svg:y="4.747cm">
            <text:p text:style-name="P1"><text:span text:style-name="T1">A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3" draw:text-style-name="P3" draw:layer="layout" draw:type="line" svg:x1="18.125cm" svg:y1="5.897cm" svg:x2="15.025cm" svg:y2="5.847cm" draw:start-shape="id1" draw:start-glue-point="3" draw:end-shape="id2" draw:end-glue-point="7" svg:d="M18125 5897l-3100-50" svg:viewBox="0 0 3101 51">
            <text:p/>
          </draw:connector>
          <draw:frame draw:style-name="gr4" draw:text-style-name="P4" xml:id="id1" draw:id="id1" draw:layer="layout" svg:width="7.5cm" svg:height="1.9cm" svg:x="18.125cm" svg:y="4.947cm">
            <draw:text-box>
              <text:p><text:span text:style-name="T2">“</text:span><text:span text:style-name="T2">ab</text:span><text:span text:style-name="T2">c..</text:span><text:span text:style-name="T2">.“</text:span></text:p>
            </draw:text-box>
          </draw:frame>
          <draw:frame draw:style-name="gr5" draw:text-style-name="P4" xml:id="id3" draw:id="id3" draw:layer="layout" svg:width="6.25cm" svg:height="1.576cm" svg:x="2.375cm" svg:y="5.097cm">
            <draw:text-box>
              <text:p><text:span text:style-name="T2">“</text:span><text:span text:style-name="T2">bc</text:span><text:span text:style-name="T2">...</text:span><text:span text:style-name="T2">“</text:span></text:p>
            </draw:text-box>
          </draw:frame>
          <draw:connector draw:style-name="gr3" draw:text-style-name="P3" draw:layer="layout" draw:type="line" svg:x1="11.425cm" svg:y1="5.847cm" svg:x2="8.625cm" svg:y2="5.885cm" draw:start-shape="id2" draw:start-glue-point="5" draw:end-shape="id3" draw:end-glue-point="1" svg:d="M11425 5847l-2800 38" svg:viewBox="0 0 2801 39">
            <text:p/>
          </draw:connector>
          <draw:frame draw:style-name="gr6" draw:text-style-name="P5" xml:id="id5" draw:id="id5" draw:layer="layout" svg:width="3.25cm" svg:height="1.407cm" svg:x="6.775cm" svg:y="10.972cm">
            <draw:text-box>
              <text:p><text:span text:style-name="T3">valA</text:span></text:p>
            </draw:text-box>
          </draw:frame>
          <draw:custom-shape draw:style-name="gr7" draw:text-style-name="P6" draw:layer="layout" svg:width="0.7cm" svg:height="0.7cm" svg:x="10.675cm" svg:y="4.87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3.6cm" svg:height="2.2cm" svg:x="11.475cm" svg:y="7.372cm">
            <text:p text:style-name="P1"><text:span text:style-name="T1">B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8" draw:text-style-name="P3" draw:layer="layout" draw:type="curve" svg:x1="12.975cm" svg:y1="10.072cm" svg:x2="10.025cm" svg:y2="11.675cm" draw:start-shape="id4" draw:start-glue-point="2" draw:end-shape="id5" svg:d="M12975 10072c0 1069-983 1603-2950 1603" svg:viewBox="0 0 2951 1604">
            <text:p/>
          </draw:connector>
          <draw:frame draw:style-name="gr9" draw:text-style-name="P7" draw:layer="layout" svg:width="5.349cm" svg:height="1.195cm" svg:x="10.275cm" svg:y="3.372cm">
            <draw:text-box>
              <text:p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(</text:span><text:span text:style-name="T4">A</text:span><text:span text:style-name="T4">,</text:span><text:span text:style-name="T4">B</text:span><text:span text:style-name="T4">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7-05-09T08:48:08.948147958</dc:date>
    <meta:editing-duration>PT20M52S</meta:editing-duration>
    <meta:editing-cycles>6</meta:editing-cycles>
    <meta:generator>LibreOffice/5.1.6.2$Linux_X86_64 LibreOffice_project/10m0$Build-2</meta:generator>
    <meta:document-statistic meta:object-count="12"/>
  </office:meta>
</office:document-meta>
</file>